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fo:font-weight="bold" officeooo:rsid="00213919" officeooo:paragraph-rsid="00213919" style:font-weight-asian="bold" style:font-weight-complex="bold"/>
    </style:style>
    <style:style style:name="P5" style:family="paragraph" style:parent-style-name="Standard">
      <style:text-properties fo:font-weight="bold" officeooo:rsid="00213919" officeooo:paragraph-rsid="002da565" style:font-weight-asian="bold" style:font-weight-complex="bold"/>
    </style:style>
    <style:style style:name="P6" style:family="paragraph" style:parent-style-name="Standard">
      <style:text-properties fo:font-weight="bold" officeooo:rsid="0023cfe3" officeooo:paragraph-rsid="0023cfe3" style:font-weight-asian="bold" style:font-weight-complex="bold"/>
    </style:style>
    <style:style style:name="P7" style:family="paragraph" style:parent-style-name="Standard">
      <style:text-properties fo:font-weight="bold" officeooo:rsid="0023cfe3" officeooo:paragraph-rsid="002da565" style:font-weight-asian="bold" style:font-weight-complex="bold"/>
    </style:style>
    <style:style style:name="P8"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9" style:family="paragraph" style:parent-style-name="Standard">
      <style:text-properties fo:font-weight="normal" officeooo:rsid="002e80b7" officeooo:paragraph-rsid="002e80b7" style:font-weight-asian="normal" style:font-weight-complex="normal"/>
    </style:style>
    <style:style style:name="P10"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12" style:family="paragraph" style:parent-style-name="Standard">
      <style:text-properties fo:color="#ce181e" fo:font-weight="bold" officeooo:rsid="00202178" officeooo:paragraph-rsid="00202178" style:font-weight-asian="bold" style:font-weight-complex="bold"/>
    </style:style>
    <style:style style:name="P13" style:family="paragraph" style:parent-style-name="Standard">
      <style:text-properties officeooo:rsid="006234cd" officeooo:paragraph-rsid="0076745f"/>
    </style:style>
    <style:style style:name="P14"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15" style:family="paragraph" style:parent-style-name="Standard">
      <style:text-properties officeooo:rsid="0065574b" officeooo:paragraph-rsid="0065574b"/>
    </style:style>
    <style:style style:name="P16" style:family="paragraph" style:parent-style-name="Standard">
      <style:text-properties officeooo:rsid="0065574b" officeooo:paragraph-rsid="00f32a7b"/>
    </style:style>
    <style:style style:name="P17" style:family="paragraph" style:parent-style-name="Standard">
      <style:text-properties fo:font-weight="bold" officeooo:rsid="004e3da7" officeooo:paragraph-rsid="004e3da7" style:font-weight-asian="bold" style:font-weight-complex="bold"/>
    </style:style>
    <style:style style:name="P18" style:family="paragraph" style:parent-style-name="Standard">
      <style:text-properties fo:font-weight="bold" officeooo:rsid="00213919" officeooo:paragraph-rsid="00f32a7b" style:font-weight-asian="bold" style:font-weight-complex="bold"/>
    </style:style>
    <style:style style:name="P19" style:family="paragraph" style:parent-style-name="Standard">
      <style:text-properties fo:font-weight="bold" officeooo:rsid="0023cfe3" officeooo:paragraph-rsid="00f32a7b" style:font-weight-asian="bold" style:font-weight-complex="bold"/>
    </style:style>
    <style:style style:name="P20" style:family="paragraph" style:parent-style-name="Standard">
      <style:text-properties officeooo:rsid="002e80b7" officeooo:paragraph-rsid="002e80b7"/>
    </style:style>
    <style:style style:name="P21" style:family="paragraph" style:parent-style-name="Standard">
      <style:text-properties officeooo:rsid="00e8e7d1" officeooo:paragraph-rsid="00e8e7d1"/>
    </style:style>
    <style:style style:name="P22" style:family="paragraph" style:parent-style-name="Standard">
      <style:text-properties officeooo:rsid="00eaa220" officeooo:paragraph-rsid="00eaa220"/>
    </style:style>
    <style:style style:name="P23" style:family="paragraph" style:parent-style-name="Standard">
      <style:text-properties fo:color="#000000" officeooo:rsid="00202178" officeooo:paragraph-rsid="0061bc5e"/>
    </style:style>
    <style:style style:name="P24" style:family="paragraph" style:parent-style-name="Standard">
      <style:text-properties fo:color="#000000" officeooo:rsid="00202178" officeooo:paragraph-rsid="00f32a7b"/>
    </style:style>
    <style:style style:name="P25" style:family="paragraph" style:parent-style-name="Standard">
      <style:text-properties fo:color="#000000" fo:font-weight="bold" officeooo:rsid="004e3da7" officeooo:paragraph-rsid="004e3da7" style:font-weight-asian="bold" style:font-weight-complex="bold"/>
    </style:style>
    <style:style style:name="P26" style:family="paragraph" style:parent-style-name="Standard">
      <style:text-properties fo:color="#000000" fo:font-weight="normal" officeooo:rsid="004e3da7" officeooo:paragraph-rsid="004e3da7" style:font-weight-asian="normal" style:font-weight-complex="normal"/>
    </style:style>
    <style:style style:name="P27" style:family="paragraph" style:parent-style-name="Standard">
      <style:text-properties officeooo:rsid="00ed7afd" officeooo:paragraph-rsid="00ed7afd"/>
    </style:style>
    <style:style style:name="P28" style:family="paragraph" style:parent-style-name="Standard">
      <style:text-properties officeooo:rsid="00ed7afd" officeooo:paragraph-rsid="00f32a7b"/>
    </style:style>
    <style:style style:name="P29" style:family="paragraph" style:parent-style-name="Standard">
      <style:text-properties officeooo:rsid="00202178" officeooo:paragraph-rsid="00f32a7b"/>
    </style:style>
    <style:style style:name="P30" style:family="paragraph" style:parent-style-name="Standard">
      <style:text-properties officeooo:rsid="006234cd" officeooo:paragraph-rsid="0076745f"/>
    </style:style>
    <style:style style:name="P31" style:family="paragraph" style:parent-style-name="Standard">
      <style:text-properties officeooo:rsid="006234cd" officeooo:paragraph-rsid="00f32a7b"/>
    </style:style>
    <style:style style:name="P32" style:family="paragraph" style:parent-style-name="Standard">
      <style:text-properties officeooo:rsid="00f7b96b" officeooo:paragraph-rsid="00f7b96b"/>
    </style:style>
    <style:style style:name="P33" style:family="paragraph" style:parent-style-name="Standard">
      <style:text-properties officeooo:rsid="00f7b96b" officeooo:paragraph-rsid="00fc8974"/>
    </style:style>
    <style:style style:name="P34" style:family="paragraph" style:parent-style-name="Standard">
      <style:paragraph-properties fo:break-before="page"/>
      <style:text-properties fo:color="#ce181e" fo:font-weight="bold" officeooo:rsid="00202178" officeooo:paragraph-rsid="00f32a7b" style:font-weight-asian="bold" style:font-weight-complex="bold"/>
    </style:style>
    <style:style style:name="T1" style:family="text">
      <style:text-properties officeooo:rsid="00202178"/>
    </style:style>
    <style:style style:name="T2" style:family="text">
      <style:text-properties officeooo:rsid="00e62182"/>
    </style:style>
    <style:style style:name="T3" style:family="text">
      <style:text-properties fo:font-weight="normal" style:font-weight-asian="normal" style:font-weight-complex="normal"/>
    </style:style>
    <style:style style:name="T4" style:family="text">
      <style:text-properties fo:font-weight="normal" officeooo:rsid="00e83381" style:font-weight-asian="normal" style:font-weight-complex="normal"/>
    </style:style>
    <style:style style:name="T5" style:family="text">
      <style:text-properties fo:font-weight="normal" officeooo:rsid="00ea4a0f" style:font-weight-asian="normal" style:font-weight-complex="normal"/>
    </style:style>
    <style:style style:name="T6" style:family="text">
      <style:text-properties fo:font-weight="normal" officeooo:rsid="00eb1cde" style:font-weight-asian="normal" style:font-weight-complex="normal"/>
    </style:style>
    <style:style style:name="T7" style:family="text">
      <style:text-properties fo:language="en" fo:country="US"/>
    </style:style>
    <style:style style:name="T8" style:family="text">
      <style:text-properties officeooo:rsid="00ef80bc"/>
    </style:style>
    <style:style style:name="T9" style:family="text">
      <style:text-properties officeooo:rsid="00f17a81"/>
    </style:style>
    <style:style style:name="T10" style:family="text">
      <style:text-properties officeooo:rsid="00f27325"/>
    </style:style>
    <style:style style:name="T11" style:family="text">
      <style:text-properties officeooo:rsid="00f32a7b"/>
    </style:style>
    <style:style style:name="T12" style:family="text">
      <style:text-properties officeooo:rsid="00f3c340"/>
    </style:style>
    <style:style style:name="T13" style:family="text">
      <style:text-properties officeooo:rsid="00f82c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Λειτουργικά Συστήματα <text:span text:style-name="T1">Υπολογιστών</text:span></text:p>
      <text:p text:style-name="P8"/>
      <text:p text:style-name="P10"><text:span text:style-name="T2">2</text:span>η Εργαστηριακή Αναφορά </text:p>
      <text:p text:style-name="P1"/>
      <text:p text:style-name="P2">Θοδωρής Παπαρρηγόπουλος el18040</text:p>
      <text:p text:style-name="P2">Ορφέας Φιλιππόπουλος el18082</text:p>
      <text:p text:style-name="P2"/>
      <text:p text:style-name="P12">Άσκηση 1</text:p>
      <text:p text:style-name="P3"/>
      <text:p text:style-name="P5">Πηγαίος Κώδικας </text:p>
      <text:p text:style-name="P25"/>
      <text:p text:style-name="P26">#include &lt;unistd.h&gt;</text:p>
      <text:p text:style-name="P26">#include &lt;stdio.h&gt;</text:p>
      <text:p text:style-name="P26">#include &lt;stdlib.h&gt;</text:p>
      <text:p text:style-name="P26">#include &lt;assert.h&gt;</text:p>
      <text:p text:style-name="P26">#include &lt;sys/types.h&gt;</text:p>
      <text:p text:style-name="P26">#include &lt;sys/wait.h&gt;</text:p>
      <text:p text:style-name="P26"/>
      <text:p text:style-name="P26">#include "proc-common.h"</text:p>
      <text:p text:style-name="P26"/>
      <text:p text:style-name="P26">#define SLEEP_PROC_SEC <text:s/>10</text:p>
      <text:p text:style-name="P26">#define SLEEP_TREE_SEC <text:s/>3</text:p>
      <text:p text:style-name="P26"/>
      <text:p text:style-name="P26">/*</text:p>
      <text:p text:style-name="P26"><text:s/>* <text:s/>* Create this process tree:</text:p>
      <text:p text:style-name="P26"><text:s/>* <text:s text:c="2"/>* A-+-B---D</text:p>
      <text:p text:style-name="P26"><text:s/>* <text:s text:c="3"/>* <text:s text:c="2"/>`-C</text:p>
      <text:p text:style-name="P26"><text:s/>* <text:s text:c="4"/>*/</text:p>
      <text:p text:style-name="P26">void fork_procs(void)</text:p>
      <text:p text:style-name="P26">{</text:p>
      <text:p text:style-name="P26"><text:tab/>/*</text:p>
      <text:p text:style-name="P26"><text:tab/> * <text:s text:c="9"/>* initial process is A.</text:p>
      <text:p text:style-name="P26"><text:tab/> * <text:s text:c="18"/>*/</text:p>
      <text:p text:style-name="P26"/>
      <text:p text:style-name="P26"><text:tab/>change_pname("A");</text:p>
      <text:p text:style-name="P26"><text:tab/>printf("A: Waiting for children...\n");</text:p>
      <text:p text:style-name="P26"><text:tab/>pid_t p, pid;</text:p>
      <text:p text:style-name="P26"><text:tab/>int statusA;</text:p>
      <text:p text:style-name="P26"><text:tab/>p = fork();</text:p>
      <text:p text:style-name="P26"><text:tab/>if (p &lt; 0) {</text:p>
      <text:p text:style-name="P26"><text:tab/><text:tab/>perror("main: fork");</text:p>
      <text:p text:style-name="P26"><text:tab/><text:tab/>exit(1);</text:p>
      <text:p text:style-name="P26"><text:tab/>}</text:p>
      <text:p text:style-name="P26"><text:tab/>if (p == 0) {</text:p>
      <text:p text:style-name="P26"><text:tab/><text:tab/>change_pname("B");</text:p>
      <text:p text:style-name="P26"><text:tab/><text:tab/>int statusB;</text:p>
      <text:p text:style-name="P26"><text:tab/><text:tab/>printf("B: Waiting for child...\n");</text:p>
      <text:p text:style-name="P26"><text:tab/><text:tab/>pid_t p1;</text:p>
      <text:p text:style-name="P26"><text:tab/><text:tab/>p1 = fork();</text:p>
      <text:p text:style-name="P26"><text:tab/><text:tab/>if (p1&lt;0) {</text:p>
      <text:p text:style-name="P26"><text:tab/><text:tab/><text:tab/>perror("main: fork");</text:p>
      <text:p text:style-name="P26"><text:tab/><text:tab/><text:tab/>exit(1);</text:p>
      <text:p text:style-name="P26"><text:soft-page-break/><text:tab/><text:tab/>}</text:p>
      <text:p text:style-name="P26"><text:tab/><text:tab/>if (p1 == 0) {</text:p>
      <text:p text:style-name="P26"><text:tab/><text:tab/><text:tab/>change_pname("D");</text:p>
      <text:p text:style-name="P26"><text:tab/><text:tab/><text:tab/>printf("D: Sleeping...\n");</text:p>
      <text:p text:style-name="P26"><text:tab/><text:tab/><text:tab/>sleep(SLEEP_PROC_SEC);</text:p>
      <text:p text:style-name="P26"><text:tab/><text:tab/><text:tab/>printf("D: Exiting...\n");</text:p>
      <text:p text:style-name="P26"><text:tab/><text:tab/><text:tab/>exit(13);</text:p>
      <text:p text:style-name="P26"><text:tab/><text:tab/>}</text:p>
      <text:p text:style-name="P26"><text:tab/><text:tab/>p1 = wait(&amp;statusB);</text:p>
      <text:p text:style-name="P26"><text:tab/><text:tab/>explain_wait_status(p1, statusB);</text:p>
      <text:p text:style-name="P26"><text:tab/><text:tab/>printf("B: Exiting...\n");</text:p>
      <text:p text:style-name="P26"><text:tab/><text:tab/>exit(19);</text:p>
      <text:p text:style-name="P26"><text:tab/>}</text:p>
      <text:p text:style-name="P26"><text:tab/>else <text:s/>{</text:p>
      <text:p text:style-name="P26"><text:tab/><text:tab/>pid = fork();</text:p>
      <text:p text:style-name="P26"><text:tab/><text:tab/>if (pid &lt; 0) {</text:p>
      <text:p text:style-name="P26"><text:tab/><text:tab/><text:tab/>perror("main: fork");</text:p>
      <text:p text:style-name="P26"><text:tab/><text:tab/><text:tab/>exit(1);</text:p>
      <text:p text:style-name="P26"><text:tab/><text:tab/>}</text:p>
      <text:p text:style-name="P26"><text:tab/><text:tab/>if (pid == 0) {</text:p>
      <text:p text:style-name="P26"><text:tab/><text:tab/><text:tab/>change_pname("C");</text:p>
      <text:p text:style-name="P26"><text:tab/><text:tab/><text:tab/>printf("C: Sleeping...\n");</text:p>
      <text:p text:style-name="P26"><text:tab/><text:tab/><text:tab/>sleep(SLEEP_PROC_SEC);</text:p>
      <text:p text:style-name="P26"><text:tab/><text:tab/><text:tab/>printf("C: Exiting...\n");</text:p>
      <text:p text:style-name="P26"><text:tab/><text:tab/><text:tab/>exit(17);</text:p>
      <text:p text:style-name="P26"><text:tab/><text:tab/>}</text:p>
      <text:p text:style-name="P26"><text:tab/>}</text:p>
      <text:p text:style-name="P26"/>
      <text:p text:style-name="P26"><text:tab/>p = wait(&amp;statusA);</text:p>
      <text:p text:style-name="P26"><text:tab/>explain_wait_status(p, statusA);</text:p>
      <text:p text:style-name="P26"><text:tab/>pid = wait(&amp;statusA);</text:p>
      <text:p text:style-name="P26"><text:tab/>explain_wait_status(pid, statusA);</text:p>
      <text:p text:style-name="P26"><text:tab/>/* ... */</text:p>
      <text:p text:style-name="P26"/>
      <text:p text:style-name="P26"><text:tab/>printf("A: Exiting...\n");</text:p>
      <text:p text:style-name="P26"><text:tab/>exit(16);</text:p>
      <text:p text:style-name="P26">}</text:p>
      <text:p text:style-name="P26"/>
      <text:p text:style-name="P26">/*</text:p>
      <text:p text:style-name="P26"><text:s/>* <text:s/>* The initial process forks the root of the process tree,</text:p>
      <text:p text:style-name="P26"><text:s/>* <text:s text:c="2"/>* waits for the process tree to be completely created,</text:p>
      <text:p text:style-name="P26"><text:s/>* <text:s text:c="3"/>* then takes a photo of it using show_pstree().</text:p>
      <text:p text:style-name="P26"><text:s/>* <text:s text:c="4"/>*</text:p>
      <text:p text:style-name="P26"><text:s/>* <text:s text:c="5"/>* How to wait for the process tree to be ready?</text:p>
      <text:p text:style-name="P26"><text:s/>* <text:s text:c="6"/>* In ask2-{fork, tree}:</text:p>
      <text:p text:style-name="P26"><text:s/>* <text:s text:c="7"/>* <text:s text:c="5"/>wait for a few seconds, hope for the best.</text:p>
      <text:p text:style-name="P26"><text:s/>* <text:s text:c="8"/>* In ask2-signals:</text:p>
      <text:p text:style-name="P26"><text:s/>* <text:s text:c="9"/>* <text:s text:c="5"/>use wait_for_ready_children() to wait until</text:p>
      <text:p text:style-name="P26"><text:s/>* <text:s text:c="10"/>* <text:s text:c="5"/>the first process raises SIGSTOP.</text:p>
      <text:p text:style-name="P26"><text:s/>* <text:s text:c="11"/>*/</text:p>
      <text:p text:style-name="P26">int main(void)</text:p>
      <text:p text:style-name="P26">{</text:p>
      <text:p text:style-name="P26"><text:soft-page-break/><text:tab/>pid_t pid;</text:p>
      <text:p text:style-name="P26"><text:tab/>int status;</text:p>
      <text:p text:style-name="P26"/>
      <text:p text:style-name="P26"><text:tab/>/* Fork root of process tree */</text:p>
      <text:p text:style-name="P26"><text:tab/>pid = fork();</text:p>
      <text:p text:style-name="P26"><text:tab/>if (pid &lt; 0) {</text:p>
      <text:p text:style-name="P26"><text:tab/><text:tab/>perror("main: fork");</text:p>
      <text:p text:style-name="P26"><text:tab/><text:tab/>exit(1);</text:p>
      <text:p text:style-name="P26"><text:tab/>}</text:p>
      <text:p text:style-name="P26"><text:tab/>if (pid == 0) {</text:p>
      <text:p text:style-name="P26"><text:tab/><text:tab/>/* Child */</text:p>
      <text:p text:style-name="P26"><text:tab/><text:tab/>fork_procs();</text:p>
      <text:p text:style-name="P26"><text:tab/><text:tab/>exit(1);</text:p>
      <text:p text:style-name="P26"><text:tab/>}</text:p>
      <text:p text:style-name="P26"/>
      <text:p text:style-name="P26"><text:tab/>/*</text:p>
      <text:p text:style-name="P26"><text:tab/> * <text:s text:c="9"/>* Father</text:p>
      <text:p text:style-name="P26"><text:tab/> * <text:s text:c="18"/>*/</text:p>
      <text:p text:style-name="P26"><text:tab/>/* for ask2-signals */</text:p>
      <text:p text:style-name="P26"><text:tab/>/* wait_for_ready_children(1); */</text:p>
      <text:p text:style-name="P26"/>
      <text:p text:style-name="P26"><text:tab/>/* for ask2-{fork, tree} */</text:p>
      <text:p text:style-name="P26"><text:tab/>sleep(SLEEP_TREE_SEC);</text:p>
      <text:p text:style-name="P26"/>
      <text:p text:style-name="P26"><text:tab/>/* Print the process tree root at pid */</text:p>
      <text:p text:style-name="P26"><text:tab/>show_pstree(pid);</text:p>
      <text:p text:style-name="P26"/>
      <text:p text:style-name="P26"><text:tab/>/* for ask2-signals */</text:p>
      <text:p text:style-name="P26"><text:tab/>/* kill(pid, SIGCONT); */</text:p>
      <text:p text:style-name="P26"/>
      <text:p text:style-name="P26"><text:tab/>/* Wait for the root of the process tree to terminate */</text:p>
      <text:p text:style-name="P26"><text:tab/>pid = wait(&amp;status);</text:p>
      <text:p text:style-name="P26"><text:tab/>explain_wait_status(pid, status);</text:p>
      <text:p text:style-name="P26"/>
      <text:p text:style-name="P26"/>
      <text:p text:style-name="P26"><text:tab/>return 0; </text:p>
      <text:p text:style-name="P26">}</text:p>
      <text:p text:style-name="P17"/>
      <text:p text:style-name="P7">Ερωτήσεις</text:p>
      <text:p text:style-name="P9"/>
      <text:p text:style-name="P20"><text:span text:style-name="T3">1) <text:s/></text:span><text:span text:style-name="T4">Όταν τερματίζουμε πρόωρα την διεργασία Α υπάρχουν 2 ενδεχόμενα. Αρχικά, υπάρχει το ενδεχόμενο να μην είχαμε προλάβει να καλέσουμε τα παιδιά. Τότε, σε αυτή την περίπτωση τερματίζει και το πρόγραμμα. Στην 2η περίπτωση απλά τα παιδιά αντί για παιδιά του Α θα γίνουν παιδιά της init.</text:span></text:p>
      <text:p text:style-name="P20"><text:span text:style-name="T4"/></text:p>
      <text:p text:style-name="P21"><text:span text:style-name="T4">2</text:span><text:span text:style-name="T3">) Η getpid() θα μας επιστρέψει το pid της main διεργασίας. Συνεπώς, το δέντρο που θα μας εμφανίζει θα περιλαμβάνει και την Α. Το δέντρo επιπλέον θα περιλαμβάνει και μερικά system calls τα οποία δημιουργούνται με την main, </text:span><text:span text:style-name="T5">η sh (shell) και κάνει execv ώστε η pstree να εκτελεστεί.</text:span></text:p>
      <text:p text:style-name="P21"><text:span text:style-name="T5"/></text:p>
      <text:p text:style-name="P22"><text:span text:style-name="T5">3</text:span><text:span text:style-name="T3">) </text:span><text:span text:style-name="T6">Συνήθως, οι διαχειριστές θέτουν όρια στον συνολικό αριθμό διεργασιών ενός χρήστη. Αυτό συμβαίνει καθώς αν αφήσεις ανεξέλεγκτο τον χρήστη είναι πολύ πιθανόν να γεμίσει η μνήμη και να crashari το λειτουργικό. Έτσι, γίνεται τόσο για θέματα ασφάλειας όσο και για θέματα ορθότητας. </text:span></text:p>
      <text:p text:style-name="P14">Άσκηση 2</text:p>
      <text:p text:style-name="P2"/>
      <text:p text:style-name="P4">Πηγαίος Κώδικας </text:p>
      <text:p text:style-name="P23"><text:s/></text:p>
      <text:p text:style-name="P13">#include &lt;unistd.h&gt;</text:p>
      <text:p text:style-name="P13">#include &lt;stdio.h&gt;</text:p>
      <text:p text:style-name="P13">#include &lt;stdlib.h&gt;</text:p>
      <text:p text:style-name="P13">#include &lt;assert.h&gt;</text:p>
      <text:p text:style-name="P13">#include &lt;sys/types.h&gt;</text:p>
      <text:p text:style-name="P13">#include &lt;sys/wait.h&gt;</text:p>
      <text:p text:style-name="P13"><text:tab/></text:p>
      <text:p text:style-name="P13">#include "proc-common.h"</text:p>
      <text:p text:style-name="P13">#include "tree.h"</text:p>
      <text:p text:style-name="P13"><text:tab/></text:p>
      <text:p text:style-name="P13">#define SLEEP_PROC_SEC <text:s/>5</text:p>
      <text:p text:style-name="P13">#define SLEEP_TREE_SEC <text:s/>3</text:p>
      <text:p text:style-name="P13"><text:tab/></text:p>
      <text:p text:style-name="P13"><text:tab/></text:p>
      <text:p text:style-name="P13"><text:tab/></text:p>
      <text:p text:style-name="P13"><text:tab/></text:p>
      <text:p text:style-name="P13">void make_me(struct tree_node *root){//, int mypid){</text:p>
      <text:p text:style-name="P13"><text:tab/></text:p>
      <text:p text:style-name="P13"><text:tab/></text:p>
      <text:p text:style-name="P13"><text:tab/>change_pname(root-&gt;name);</text:p>
      <text:p text:style-name="P13">//<text:tab/>printf("pid: %d\n", mypid);</text:p>
      <text:p text:style-name="P13">//<text:tab/>printf("%s, waiting all children", root-&gt;name);</text:p>
      <text:p text:style-name="P13"><text:tab/></text:p>
      <text:p text:style-name="P13"><text:tab/></text:p>
      <text:p text:style-name="P13"><text:tab/>if(root-&gt;nr_children == 0){</text:p>
      <text:p text:style-name="P13"><text:tab/><text:tab/>printf("%s am a leaf\n", root-&gt;name);</text:p>
      <text:p text:style-name="P13"><text:tab/><text:tab/>change_pname(root-&gt;name);</text:p>
      <text:p text:style-name="P13"><text:tab/><text:tab/>printf("%s: Is sleeping...\n", root-&gt;name);</text:p>
      <text:p text:style-name="P13"><text:tab/><text:tab/>sleep(SLEEP_PROC_SEC);</text:p>
      <text:p text:style-name="P13"><text:tab/><text:tab/>printf("%s: exiting...\n", root-&gt;name);</text:p>
      <text:p text:style-name="P13"><text:tab/><text:tab/>exit(0);</text:p>
      <text:p text:style-name="P13"><text:tab/>}</text:p>
      <text:p text:style-name="P13"><text:s text:c="8"/><text:tab/></text:p>
      <text:p text:style-name="P13"><text:tab/>printf("%s, waiting all children\n", root-&gt;name);</text:p>
      <text:p text:style-name="P13"><text:tab/><text:tab/></text:p>
      <text:p text:style-name="P13"><text:tab/>//change_pname(root-&gt;name);</text:p>
      <text:p text:style-name="P13"><text:tab/><text:tab/></text:p>
      <text:p text:style-name="P13"><text:tab/>int number = root-&gt;nr_children;</text:p>
      <text:p text:style-name="P13"><text:tab/></text:p>
      <text:p text:style-name="P13"><text:tab/>pid_t p;</text:p>
      <text:p text:style-name="P13"><text:tab/></text:p>
      <text:p text:style-name="P13"><text:tab/>int i = 0;</text:p>
      <text:p text:style-name="P13"/>
      <text:p text:style-name="P13"><text:s text:c="7"/><text:tab/>for(i = 0; i&lt;number; i++){</text:p>
      <text:p text:style-name="P13"><text:tab/><text:tab/>p = fork();</text:p>
      <text:p text:style-name="P13"><text:tab/><text:tab/>if(p &lt; 0){</text:p>
      <text:p text:style-name="P13"><text:tab/><text:tab/><text:tab/>perror("fork");</text:p>
      <text:p text:style-name="P13"><text:tab/><text:tab/><text:tab/>exit(1);</text:p>
      <text:p text:style-name="P13"><text:soft-page-break/><text:tab/><text:tab/>}</text:p>
      <text:p text:style-name="P13"><text:tab/><text:tab/>if(p == 0){</text:p>
      <text:p text:style-name="P13"><text:tab/><text:tab/><text:tab/>make_me(root-&gt;children + i);//, getpid());<text:tab/><text:tab/><text:tab/><text:tab/><text:tab/><text:tab/><text:tab/><text:tab/><text:tab/><text:tab/></text:p>
      <text:p text:style-name="P13"><text:tab/><text:tab/>}</text:p>
      <text:p text:style-name="P13"><text:tab/>}</text:p>
      <text:p text:style-name="P13"><text:tab/></text:p>
      <text:p text:style-name="P13"><text:tab/>int status;</text:p>
      <text:p text:style-name="P13"><text:tab/><text:tab/></text:p>
      <text:p text:style-name="P13"><text:tab/>for(i = 0; i&lt;number; i++){</text:p>
      <text:p text:style-name="P13"><text:tab/><text:tab/>p = wait(&amp;status);</text:p>
      <text:p text:style-name="P13"><text:tab/><text:tab/>explain_wait_status(p, status);</text:p>
      <text:p text:style-name="P13"><text:tab/>}<text:tab/></text:p>
      <text:p text:style-name="P13"><text:tab/></text:p>
      <text:p text:style-name="P13"><text:tab/>printf("%s, exiting...\n", root-&gt;name);</text:p>
      <text:p text:style-name="P13"><text:tab/>exit(0);<text:tab/><text:tab/><text:tab/><text:tab/><text:tab/><text:tab/><text:tab/><text:tab/></text:p>
      <text:p text:style-name="P13"><text:tab/><text:tab/><text:tab/></text:p>
      <text:p text:style-name="P13">}</text:p>
      <text:p text:style-name="P13"/>
      <text:p text:style-name="P13"/>
      <text:p text:style-name="P13"/>
      <text:p text:style-name="P13"/>
      <text:p text:style-name="P13">int main(int argc, char **argv){</text:p>
      <text:p text:style-name="P13"/>
      <text:p text:style-name="P13"><text:tab/></text:p>
      <text:p text:style-name="P13"><text:tab/>struct tree_node *root;</text:p>
      <text:p text:style-name="P13"/>
      <text:p text:style-name="P13"><text:tab/>if (argc != 2) {</text:p>
      <text:p text:style-name="P13"><text:s text:c="16"/>fprintf(stderr, "Usage: %s &lt;input_tree_file&gt;\n\n", argv[0]);</text:p>
      <text:p text:style-name="P13"><text:s text:c="16"/>exit(1);</text:p>
      <text:p text:style-name="P13"><text:s text:c="8"/>}</text:p>
      <text:p text:style-name="P13"/>
      <text:p text:style-name="P13"><text:tab/></text:p>
      <text:p text:style-name="P13"><text:tab/>root = get_tree_from_file(argv[1]);</text:p>
      <text:p text:style-name="P13"><text:tab/>if(root == NULL) return 0;</text:p>
      <text:p text:style-name="P13"><text:s text:c="8"/>print_tree(root);</text:p>
      <text:p text:style-name="P13"/>
      <text:p text:style-name="P13"><text:tab/>//sleep(SLEEP_TREE_SEC);<text:tab/></text:p>
      <text:p text:style-name="P13"/>
      <text:p text:style-name="P13"><text:tab/>pid_t p, mypid;</text:p>
      <text:p text:style-name="P13"><text:tab/>p = fork();</text:p>
      <text:p text:style-name="P13"><text:tab/>if (p &lt; 0){</text:p>
      <text:p text:style-name="P13"><text:tab/><text:tab/>perror("fork");</text:p>
      <text:p text:style-name="P13"><text:tab/><text:tab/>exit(1);</text:p>
      <text:p text:style-name="P13"><text:tab/>}</text:p>
      <text:p text:style-name="P13"><text:tab/>else if (p == 0){</text:p>
      <text:p text:style-name="P13"><text:tab/><text:tab/>mypid = getpid();</text:p>
      <text:p text:style-name="P13"><text:tab/><text:tab/>make_me(root);//, mypid);</text:p>
      <text:p text:style-name="P13"><text:tab/>}</text:p>
      <text:p text:style-name="P13"/>
      <text:p text:style-name="P13"/>
      <text:p text:style-name="P13"><text:tab/>sleep(SLEEP_TREE_SEC);</text:p>
      <text:p text:style-name="P13"><text:soft-page-break/><text:tab/></text:p>
      <text:p text:style-name="P13"><text:tab/>show_pstree(getpid()+1);<text:tab/></text:p>
      <text:p text:style-name="P13"><text:tab/></text:p>
      <text:p text:style-name="P13"><text:tab/>int status;</text:p>
      <text:p text:style-name="P13"><text:tab/>p = wait(&amp;status);</text:p>
      <text:p text:style-name="P13"><text:tab/>explain_wait_status(p, status);<text:tab/><text:tab/></text:p>
      <text:p text:style-name="P13"><text:tab/></text:p>
      <text:p text:style-name="P13"><text:s text:c="8"/>return 0;</text:p>
      <text:p text:style-name="P13">}</text:p>
      <text:p text:style-name="P13"/>
      <text:p text:style-name="P6">Ερωτήσεις</text:p>
      <text:p text:style-name="P15"/>
      <text:p text:style-name="P27">1) Πρώτα δημιουργείται το Α. Έπειτα το Β και C, μετά τα παιδιά του Β και μετά το D. Παρόλο που θα περιμέναμε κάτι του στυλ ABCDEF ή ABEFCD λάβαμε ___. Αυτό έχει να κάνει πρωτίστως με το πως τοποθετ<text:span text:style-name="T8">εί ο </text:span>scheduler <text:span text:style-name="T8">τις διεργασίες </text:span>και είναι κάπως τυχαίος ο τρόπος που αποφασίζεται ποιο θα <text:span text:style-name="T9">τοποθετηθεί</text:span> πρώτα <text:span text:style-name="T10">(τυχαιότητα scheduler)</text:span>. </text:p>
      <text:p text:style-name="P34">Άσκηση <text:span text:style-name="T11">3</text:span></text:p>
      <text:p text:style-name="P29"/>
      <text:p text:style-name="P18">Πηγαίος Κώδικας </text:p>
      <text:p text:style-name="P24"><text:s/></text:p>
      <text:p text:style-name="P31">#include &lt;unistd.h&gt;</text:p>
      <text:p text:style-name="P31">#include &lt;stdio.h&gt;</text:p>
      <text:p text:style-name="P31">#include &lt;stdlib.h&gt;</text:p>
      <text:p text:style-name="P31">#include &lt;assert.h&gt;</text:p>
      <text:p text:style-name="P31">#include &lt;signal.h&gt;</text:p>
      <text:p text:style-name="P31">#include &lt;sys/types.h&gt;</text:p>
      <text:p text:style-name="P31">#include &lt;sys/wait.h&gt;</text:p>
      <text:p text:style-name="P31"/>
      <text:p text:style-name="P31">#include "tree.h"</text:p>
      <text:p text:style-name="P31">#include "proc-common.h"</text:p>
      <text:p text:style-name="P31"/>
      <text:p text:style-name="P31">void fork_procs(struct tree_node *root){</text:p>
      <text:p text:style-name="P31"><text:s text:c="8"/>/*</text:p>
      <text:p text:style-name="P31"><text:s text:c="9"/>* Start</text:p>
      <text:p text:style-name="P31"><text:s text:c="9"/>*/</text:p>
      <text:p text:style-name="P31"><text:s text:c="8"/>printf("PID = %ld, name %s, starting...\n",(long)getpid(), root-&gt;name);</text:p>
      <text:p text:style-name="P31"><text:s text:c="8"/>change_pname(root-&gt;name);</text:p>
      <text:p text:style-name="P31"><text:s text:c="8"/>int i=0, status, p1;</text:p>
      <text:p text:style-name="P31"><text:s text:c="8"/>if (root-&gt;nr_children == 0) {</text:p>
      <text:p text:style-name="P31"><text:s text:c="16"/>raise(SIGSTOP);</text:p>
      <text:p text:style-name="P31"><text:s text:c="16"/>printf("PID = %ld, name = %s is awake\n", (long)getpid(), root-&gt;name);</text:p>
      <text:p text:style-name="P31"><text:s text:c="16"/>exit(0);</text:p>
      <text:p text:style-name="P31"><text:s text:c="8"/>}</text:p>
      <text:p text:style-name="P31"><text:s text:c="8"/>//wow</text:p>
      <text:p text:style-name="P31"><text:s text:c="8"/>pid_t p[root-&gt;nr_children];</text:p>
      <text:p text:style-name="P31"><text:s text:c="8"/>for (i=0; i &lt; (root-&gt;nr_children); i++) {</text:p>
      <text:p text:style-name="P31"><text:s text:c="16"/>p[i] = fork();</text:p>
      <text:p text:style-name="P31"><text:s text:c="16"/>if (p[i] &lt; 0) {</text:p>
      <text:p text:style-name="P31"><text:s text:c="24"/>perror("main: fork");</text:p>
      <text:p text:style-name="P31"><text:s text:c="24"/>exit(1);</text:p>
      <text:p text:style-name="P31"><text:s text:c="16"/>}</text:p>
      <text:p text:style-name="P31"><text:s text:c="16"/>if (p[i] == 0) {</text:p>
      <text:p text:style-name="P31"><text:s text:c="24"/>fork_procs(root-&gt;children + i);</text:p>
      <text:p text:style-name="P31"><text:s text:c="16"/>}</text:p>
      <text:p text:style-name="P31"><text:s text:c="8"/>}</text:p>
      <text:p text:style-name="P31"><text:s text:c="8"/>/* ... */</text:p>
      <text:p text:style-name="P31"><text:tab/>wait_for_ready_children(root-&gt;nr_children);</text:p>
      <text:p text:style-name="P31"><text:s text:c="8"/>/*</text:p>
      <text:p text:style-name="P31"><text:s text:c="9"/>* Suspend Self</text:p>
      <text:p text:style-name="P31"><text:s text:c="9"/>*/</text:p>
      <text:p text:style-name="P31"><text:s text:c="8"/>raise(SIGSTOP);</text:p>
      <text:p text:style-name="P31"><text:s text:c="8"/>printf("PID = %ld, name = %s is awake\n",(long)getpid(), root-&gt;name);</text:p>
      <text:p text:style-name="P31"><text:s text:c="8"/>for (i=0; i &lt; (root-&gt;nr_children); i++) {</text:p>
      <text:p text:style-name="P31"><text:s text:c="16"/>kill(p[i], SIGCONT);</text:p>
      <text:p text:style-name="P31"><text:s text:c="16"/>p1 = wait(&amp;status);</text:p>
      <text:p text:style-name="P31"><text:s text:c="16"/>explain_wait_status(p1, status);</text:p>
      <text:p text:style-name="P31"><text:s text:c="8"/>}</text:p>
      <text:p text:style-name="P31"><text:s text:c="8"/>/* ... */</text:p>
      <text:p text:style-name="P31"><text:soft-page-break/></text:p>
      <text:p text:style-name="P31"><text:s text:c="8"/>/*</text:p>
      <text:p text:style-name="P31"><text:s text:c="9"/>* Exit</text:p>
      <text:p text:style-name="P31"><text:s text:c="9"/>*/</text:p>
      <text:p text:style-name="P31"><text:s text:c="8"/>exit(0);</text:p>
      <text:p text:style-name="P31">}</text:p>
      <text:p text:style-name="P31"/>
      <text:p text:style-name="P31">/*</text:p>
      <text:p text:style-name="P31"><text:s/>* The initial process forks the root of the process tree,</text:p>
      <text:p text:style-name="P31"><text:s/>* waits for the process tree to be completely created,</text:p>
      <text:p text:style-name="P31"><text:s/>* then takes a photo of it using show_pstree().</text:p>
      <text:p text:style-name="P31"><text:s/>*</text:p>
      <text:p text:style-name="P31"><text:s/>* How to wait for the process tree to be ready?</text:p>
      <text:p text:style-name="P31"><text:s/>* In ask2-{fork, tree}:</text:p>
      <text:p text:style-name="P31"><text:s/>* <text:s text:c="5"/>wait for a few seconds, hope for the best.</text:p>
      <text:p text:style-name="P31"><text:s/>* In ask2-signals:</text:p>
      <text:p text:style-name="P31"><text:s/>* <text:s text:c="5"/>use wait_for_ready_children() to wait until</text:p>
      <text:p text:style-name="P31"><text:s/>* <text:s text:c="5"/>the first process raises SIGSTOP.</text:p>
      <text:p text:style-name="P31"><text:s/>*/</text:p>
      <text:p text:style-name="P31"/>
      <text:p text:style-name="P31">int main(int argc, char *argv[])</text:p>
      <text:p text:style-name="P31">{</text:p>
      <text:p text:style-name="P31"><text:s text:c="8"/>pid_t pid;</text:p>
      <text:p text:style-name="P31"><text:s text:c="8"/>int status;</text:p>
      <text:p text:style-name="P31"><text:s text:c="8"/>struct tree_node *root;</text:p>
      <text:p text:style-name="P31"/>
      <text:p text:style-name="P31"><text:s text:c="8"/>if (argc &lt; 2){</text:p>
      <text:p text:style-name="P31"><text:s text:c="16"/>fprintf(stderr, "Usage: %s &lt;tree_file&gt;\n", argv[0]);</text:p>
      <text:p text:style-name="P31"><text:s text:c="16"/>exit(1);</text:p>
      <text:p text:style-name="P31"><text:s text:c="8"/>}</text:p>
      <text:p text:style-name="P31"/>
      <text:p text:style-name="P31"><text:s text:c="8"/>/* Read tree into memory */</text:p>
      <text:p text:style-name="P31"><text:s text:c="8"/>root = get_tree_from_file(argv[1]);</text:p>
      <text:p text:style-name="P31"><text:tab/></text:p>
      <text:p text:style-name="P31"><text:s text:c="8"/>/* Fork root of process tree */</text:p>
      <text:p text:style-name="P31"><text:s text:c="8"/>pid = fork();</text:p>
      <text:p text:style-name="P31"><text:s text:c="8"/>if (pid &lt; 0) {</text:p>
      <text:p text:style-name="P31"><text:s text:c="16"/>perror("main: fork");</text:p>
      <text:p text:style-name="P31"><text:s text:c="16"/>exit(1);</text:p>
      <text:p text:style-name="P31"><text:s text:c="8"/>}</text:p>
      <text:p text:style-name="P31"><text:s text:c="8"/>if (pid == 0) {</text:p>
      <text:p text:style-name="P31"><text:s text:c="16"/>/* Child */</text:p>
      <text:p text:style-name="P31"><text:s text:c="16"/>fork_procs(root);</text:p>
      <text:p text:style-name="P31"><text:s text:c="16"/>exit(1);</text:p>
      <text:p text:style-name="P31"><text:s text:c="8"/>}</text:p>
      <text:p text:style-name="P31"/>
      <text:p text:style-name="P31"><text:s text:c="8"/>/*</text:p>
      <text:p text:style-name="P31"><text:s text:c="9"/>* Father</text:p>
      <text:p text:style-name="P31"><text:s text:c="9"/>*/</text:p>
      <text:p text:style-name="P31"><text:s text:c="8"/>/* for ask2-signals */</text:p>
      <text:p text:style-name="P31"><text:s text:c="8"/>wait_for_ready_children(1);</text:p>
      <text:p text:style-name="P31"/>
      <text:p text:style-name="P31"><text:soft-page-break/><text:s text:c="8"/>/* for ask2-{fork, tree} */</text:p>
      <text:p text:style-name="P31"><text:s text:c="8"/>/* sleep(SLEEP_TREE_SEC); */</text:p>
      <text:p text:style-name="P31"><text:s text:c="8"/>/* Print the process tree root at pid */</text:p>
      <text:p text:style-name="P31"><text:s text:c="8"/>show_pstree(pid);</text:p>
      <text:p text:style-name="P31"/>
      <text:p text:style-name="P31"><text:s text:c="8"/>/* for ask2-signals */</text:p>
      <text:p text:style-name="P31"><text:s text:c="8"/>kill(pid, SIGCONT);</text:p>
      <text:p text:style-name="P31"/>
      <text:p text:style-name="P31"><text:s text:c="8"/>/* Wait for the root of the process tree to terminate */</text:p>
      <text:p text:style-name="P31"><text:s text:c="8"/>wait(&amp;status);</text:p>
      <text:p text:style-name="P31"><text:s text:c="8"/>explain_wait_status(pid, status);</text:p>
      <text:p text:style-name="P31"/>
      <text:p text:style-name="P31"><text:s text:c="8"/>return 0;</text:p>
      <text:p text:style-name="P31">}</text:p>
      <text:p text:style-name="P31"/>
      <text:p text:style-name="P31"/>
      <text:p text:style-name="P31"/>
      <text:p text:style-name="P19">Ερωτήσεις</text:p>
      <text:p text:style-name="P16"/>
      <text:p text:style-name="P28">1) <text:s/><text:span text:style-name="T12">Αντί της sleep() χρησιμοποιήσαμε τα σήματα. Αυτό μας εξασφάλισε καλύτερο συγχρονισμό μεταξύ των διεργασιών μας, ενώ με τη sleep() η διεργασία περιμένει κάποιον χρόνο και έτσι δεν είμαστε σίγουροι ότι γίνονται όλα όσα θέλουμε. Επιπλέον, δεν έχουμε ευελιξία στο τι μπορούμε να κάνουμε. Με τη χρήση σημάτων εξασφαλίζουμε ότι με το που ολοκληρωθεί μια διεργασία ενημερώνονται οι άλλες διεργασίες που επικοινωνούν άμεσα μαζί της (πατέρας στη συγκεκριμένη περίπτωση).</text:span></text:p>
      <text:p text:style-name="P28"/>
      <text:p text:style-name="P33">2) <text:span text:style-name="T13">Η συνάρτηση wait_for_ready_children() εξασφαλίζει ότι θα περιμένουμε πρώτα τα παιδιά της διεργασίας να τερματιστούν. Αυτό εξασφαλίζει αφενός πως οι διεργασίες μας είναι συγχρονισμένες δεδομένου ότι αν ο πατέρας λάβει πχ SIGCONT πρέπει να ενημερώσει αντίστοιχα και τα παιδιά του, αφετέρου βοηθά στο να αποφύγουμε προβλήματα (αν έλειπε δηλαδή η εντολή). Για παράδειγμα, θα μπορούσε κάποιο παιδί να βρίσκεται σε αναστολή και να λάβει SIGCONT. Τότε, απλά το παιδί θα μείνει διαρκώς σε αναστολή και δεν θα συνέχιζε ποτέ. </text:span></text:p>
      <text:p text:style-name="P32"/>
      <text:p text:style-name="P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2T22:40:20.640801296</meta:creation-date>
    <dc:date>2021-04-19T01:12:37.299323811</dc:date>
    <meta:editing-duration>PT4H9M14S</meta:editing-duration>
    <meta:editing-cycles>196</meta:editing-cycles>
    <meta:generator>LibreOffice/6.0.7.3$Linux_X86_64 LibreOffice_project/00m0$Build-3</meta:generator>
    <meta:document-statistic meta:table-count="0" meta:image-count="0" meta:object-count="0" meta:page-count="9" meta:paragraph-count="335" meta:word-count="1210" meta:character-count="9154" meta:non-whitespace-character-count="6915"/>
  </office:meta>
</office:document-meta>
</file>